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75cm" fo:min-width="7.489cm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89cm" svg:height="8cm" draw:transform="skewX (-0.0010471975511966) translate (0.635cm 0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35cm" svg:y1="1.635cm" svg:x2="8.635cm" svg:y2="1.635cm">
          <text:p/>
        </draw:line>
        <draw:line draw:style-name="gr2" draw:text-style-name="P2" draw:layer="layout" svg:x1="0.635cm" svg:y1="2.635cm" svg:x2="8.635cm" svg:y2="2.635cm">
          <text:p/>
        </draw:line>
        <draw:line draw:style-name="gr2" draw:text-style-name="P2" draw:layer="layout" svg:x1="0.635cm" svg:y1="3.635cm" svg:x2="8.635cm" svg:y2="3.635cm">
          <text:p/>
        </draw:line>
        <draw:line draw:style-name="gr2" draw:text-style-name="P2" draw:layer="layout" svg:x1="0.635cm" svg:y1="4.635cm" svg:x2="8.635cm" svg:y2="4.635cm">
          <text:p/>
        </draw:line>
        <draw:line draw:style-name="gr2" draw:text-style-name="P2" draw:layer="layout" svg:x1="0.635cm" svg:y1="5.635cm" svg:x2="8.635cm" svg:y2="5.635cm">
          <text:p/>
        </draw:line>
        <draw:line draw:style-name="gr2" draw:text-style-name="P2" draw:layer="layout" svg:x1="0.635cm" svg:y1="6.635cm" svg:x2="8.635cm" svg:y2="6.635cm">
          <text:p/>
        </draw:line>
        <draw:line draw:style-name="gr2" draw:text-style-name="P2" draw:layer="layout" svg:x1="0.635cm" svg:y1="7.635cm" svg:x2="8.635cm" svg:y2="7.635cm">
          <text:p/>
        </draw:line>
        <draw:line draw:style-name="gr2" draw:text-style-name="P2" draw:layer="layout" svg:x1="0.635cm" svg:y1="8.635cm" svg:x2="8.635cm" svg:y2="8.635cm">
          <text:p/>
        </draw:line>
        <draw:line draw:style-name="gr2" draw:text-style-name="P2" draw:layer="layout" svg:x1="1.635cm" svg:y1="0.635cm" svg:x2="1.635cm" svg:y2="8.635cm">
          <text:p/>
        </draw:line>
        <draw:line draw:style-name="gr2" draw:text-style-name="P2" draw:layer="layout" svg:x1="2.635cm" svg:y1="0.635cm" svg:x2="2.635cm" svg:y2="8.635cm">
          <text:p/>
        </draw:line>
        <draw:line draw:style-name="gr2" draw:text-style-name="P2" draw:layer="layout" svg:x1="3.635cm" svg:y1="0.635cm" svg:x2="3.635cm" svg:y2="8.635cm">
          <text:p/>
        </draw:line>
        <draw:line draw:style-name="gr2" draw:text-style-name="P2" draw:layer="layout" svg:x1="4.635cm" svg:y1="0.635cm" svg:x2="4.635cm" svg:y2="8.635cm">
          <text:p/>
        </draw:line>
        <draw:line draw:style-name="gr2" draw:text-style-name="P2" draw:layer="layout" svg:x1="5.635cm" svg:y1="0.635cm" svg:x2="5.635cm" svg:y2="8.635cm">
          <text:p/>
        </draw:line>
        <draw:line draw:style-name="gr2" draw:text-style-name="P2" draw:layer="layout" svg:x1="6.635cm" svg:y1="0.635cm" svg:x2="6.635cm" svg:y2="8.635cm">
          <text:p/>
        </draw:line>
        <draw:line draw:style-name="gr2" draw:text-style-name="P2" draw:layer="layout" svg:x1="7.635cm" svg:y1="0.635cm" svg:x2="7.635cm" svg:y2="8.635cm">
          <text:p/>
        </draw:line>
        <draw:line draw:style-name="gr2" draw:text-style-name="P2" draw:layer="layout" svg:x1="8.635cm" svg:y1="0.635cm" svg:x2="8.635cm" svg:y2="8.635cm">
          <text:p/>
        </draw:line>
        <draw:custom-shape draw:style-name="gr1" draw:text-style-name="P1" draw:layer="layout" svg:width="7.989cm" svg:height="8cm" draw:transform="skewX (-0.0010471975511966) translate (9.635cm 0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.635cm" svg:y1="1.635cm" svg:x2="17.635cm" svg:y2="1.635cm">
          <text:p/>
        </draw:line>
        <draw:line draw:style-name="gr2" draw:text-style-name="P2" draw:layer="layout" svg:x1="9.635cm" svg:y1="2.635cm" svg:x2="17.635cm" svg:y2="2.635cm">
          <text:p/>
        </draw:line>
        <draw:line draw:style-name="gr2" draw:text-style-name="P2" draw:layer="layout" svg:x1="9.635cm" svg:y1="3.635cm" svg:x2="17.635cm" svg:y2="3.635cm">
          <text:p/>
        </draw:line>
        <draw:line draw:style-name="gr2" draw:text-style-name="P2" draw:layer="layout" svg:x1="9.635cm" svg:y1="4.635cm" svg:x2="17.635cm" svg:y2="4.635cm">
          <text:p/>
        </draw:line>
        <draw:line draw:style-name="gr2" draw:text-style-name="P2" draw:layer="layout" svg:x1="9.635cm" svg:y1="5.635cm" svg:x2="17.635cm" svg:y2="5.635cm">
          <text:p/>
        </draw:line>
        <draw:line draw:style-name="gr2" draw:text-style-name="P2" draw:layer="layout" svg:x1="9.635cm" svg:y1="6.635cm" svg:x2="17.635cm" svg:y2="6.635cm">
          <text:p/>
        </draw:line>
        <draw:line draw:style-name="gr2" draw:text-style-name="P2" draw:layer="layout" svg:x1="9.635cm" svg:y1="7.635cm" svg:x2="17.635cm" svg:y2="7.635cm">
          <text:p/>
        </draw:line>
        <draw:line draw:style-name="gr2" draw:text-style-name="P2" draw:layer="layout" svg:x1="9.635cm" svg:y1="8.635cm" svg:x2="17.635cm" svg:y2="8.635cm">
          <text:p/>
        </draw:line>
        <draw:line draw:style-name="gr2" draw:text-style-name="P2" draw:layer="layout" svg:x1="10.635cm" svg:y1="0.635cm" svg:x2="10.635cm" svg:y2="8.635cm">
          <text:p/>
        </draw:line>
        <draw:line draw:style-name="gr2" draw:text-style-name="P2" draw:layer="layout" svg:x1="11.635cm" svg:y1="0.635cm" svg:x2="11.635cm" svg:y2="8.635cm">
          <text:p/>
        </draw:line>
        <draw:line draw:style-name="gr2" draw:text-style-name="P2" draw:layer="layout" svg:x1="12.635cm" svg:y1="0.635cm" svg:x2="12.635cm" svg:y2="8.635cm">
          <text:p/>
        </draw:line>
        <draw:line draw:style-name="gr2" draw:text-style-name="P2" draw:layer="layout" svg:x1="13.635cm" svg:y1="0.635cm" svg:x2="13.635cm" svg:y2="8.635cm">
          <text:p/>
        </draw:line>
        <draw:line draw:style-name="gr2" draw:text-style-name="P2" draw:layer="layout" svg:x1="14.635cm" svg:y1="0.635cm" svg:x2="14.635cm" svg:y2="8.635cm">
          <text:p/>
        </draw:line>
        <draw:line draw:style-name="gr2" draw:text-style-name="P2" draw:layer="layout" svg:x1="15.635cm" svg:y1="0.635cm" svg:x2="15.635cm" svg:y2="8.635cm">
          <text:p/>
        </draw:line>
        <draw:line draw:style-name="gr2" draw:text-style-name="P2" draw:layer="layout" svg:x1="16.635cm" svg:y1="0.635cm" svg:x2="16.635cm" svg:y2="8.635cm">
          <text:p/>
        </draw:line>
        <draw:line draw:style-name="gr2" draw:text-style-name="P2" draw:layer="layout" svg:x1="17.635cm" svg:y1="0.635cm" svg:x2="17.635cm" svg:y2="8.635cm">
          <text:p/>
        </draw:line>
        <draw:custom-shape draw:style-name="gr1" draw:text-style-name="P1" draw:layer="layout" svg:width="7.989cm" svg:height="8cm" draw:transform="skewX (-0.0010471975511966) translate (0.635cm 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35cm" svg:y1="10.635cm" svg:x2="8.635cm" svg:y2="10.635cm">
          <text:p/>
        </draw:line>
        <draw:line draw:style-name="gr2" draw:text-style-name="P2" draw:layer="layout" svg:x1="0.635cm" svg:y1="11.635cm" svg:x2="8.635cm" svg:y2="11.635cm">
          <text:p/>
        </draw:line>
        <draw:line draw:style-name="gr2" draw:text-style-name="P2" draw:layer="layout" svg:x1="0.635cm" svg:y1="12.635cm" svg:x2="8.635cm" svg:y2="12.635cm">
          <text:p/>
        </draw:line>
        <draw:line draw:style-name="gr2" draw:text-style-name="P2" draw:layer="layout" svg:x1="0.635cm" svg:y1="13.635cm" svg:x2="8.635cm" svg:y2="13.635cm">
          <text:p/>
        </draw:line>
        <draw:line draw:style-name="gr2" draw:text-style-name="P2" draw:layer="layout" svg:x1="0.635cm" svg:y1="14.635cm" svg:x2="8.635cm" svg:y2="14.635cm">
          <text:p/>
        </draw:line>
        <draw:line draw:style-name="gr2" draw:text-style-name="P2" draw:layer="layout" svg:x1="0.635cm" svg:y1="15.635cm" svg:x2="8.635cm" svg:y2="15.635cm">
          <text:p/>
        </draw:line>
        <draw:line draw:style-name="gr2" draw:text-style-name="P2" draw:layer="layout" svg:x1="0.635cm" svg:y1="16.635cm" svg:x2="8.635cm" svg:y2="16.635cm">
          <text:p/>
        </draw:line>
        <draw:line draw:style-name="gr2" draw:text-style-name="P2" draw:layer="layout" svg:x1="0.635cm" svg:y1="17.635cm" svg:x2="8.635cm" svg:y2="17.635cm">
          <text:p/>
        </draw:line>
        <draw:line draw:style-name="gr2" draw:text-style-name="P2" draw:layer="layout" svg:x1="1.635cm" svg:y1="9.635cm" svg:x2="1.635cm" svg:y2="17.635cm">
          <text:p/>
        </draw:line>
        <draw:line draw:style-name="gr2" draw:text-style-name="P2" draw:layer="layout" svg:x1="2.635cm" svg:y1="9.635cm" svg:x2="2.635cm" svg:y2="17.635cm">
          <text:p/>
        </draw:line>
        <draw:line draw:style-name="gr2" draw:text-style-name="P2" draw:layer="layout" svg:x1="3.635cm" svg:y1="9.635cm" svg:x2="3.635cm" svg:y2="17.635cm">
          <text:p/>
        </draw:line>
        <draw:line draw:style-name="gr2" draw:text-style-name="P2" draw:layer="layout" svg:x1="4.635cm" svg:y1="9.635cm" svg:x2="4.635cm" svg:y2="17.635cm">
          <text:p/>
        </draw:line>
        <draw:line draw:style-name="gr2" draw:text-style-name="P2" draw:layer="layout" svg:x1="5.635cm" svg:y1="9.635cm" svg:x2="5.635cm" svg:y2="17.635cm">
          <text:p/>
        </draw:line>
        <draw:line draw:style-name="gr2" draw:text-style-name="P2" draw:layer="layout" svg:x1="6.635cm" svg:y1="9.635cm" svg:x2="6.635cm" svg:y2="17.635cm">
          <text:p/>
        </draw:line>
        <draw:line draw:style-name="gr2" draw:text-style-name="P2" draw:layer="layout" svg:x1="7.635cm" svg:y1="9.635cm" svg:x2="7.635cm" svg:y2="17.635cm">
          <text:p/>
        </draw:line>
        <draw:line draw:style-name="gr2" draw:text-style-name="P2" draw:layer="layout" svg:x1="8.635cm" svg:y1="9.635cm" svg:x2="8.635cm" svg:y2="17.635cm">
          <text:p/>
        </draw:line>
        <draw:custom-shape draw:style-name="gr1" draw:text-style-name="P1" draw:layer="layout" svg:width="7.989cm" svg:height="8cm" draw:transform="skewX (-0.0010471975511966) translate (9.635cm 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.635cm" svg:y1="10.635cm" svg:x2="17.635cm" svg:y2="10.635cm">
          <text:p/>
        </draw:line>
        <draw:line draw:style-name="gr2" draw:text-style-name="P2" draw:layer="layout" svg:x1="9.635cm" svg:y1="11.635cm" svg:x2="17.635cm" svg:y2="11.635cm">
          <text:p/>
        </draw:line>
        <draw:line draw:style-name="gr2" draw:text-style-name="P2" draw:layer="layout" svg:x1="9.635cm" svg:y1="12.635cm" svg:x2="17.635cm" svg:y2="12.635cm">
          <text:p/>
        </draw:line>
        <draw:line draw:style-name="gr2" draw:text-style-name="P2" draw:layer="layout" svg:x1="9.635cm" svg:y1="13.635cm" svg:x2="17.635cm" svg:y2="13.635cm">
          <text:p/>
        </draw:line>
        <draw:line draw:style-name="gr2" draw:text-style-name="P2" draw:layer="layout" svg:x1="9.635cm" svg:y1="14.635cm" svg:x2="17.635cm" svg:y2="14.635cm">
          <text:p/>
        </draw:line>
        <draw:line draw:style-name="gr2" draw:text-style-name="P2" draw:layer="layout" svg:x1="9.635cm" svg:y1="15.635cm" svg:x2="17.635cm" svg:y2="15.635cm">
          <text:p/>
        </draw:line>
        <draw:line draw:style-name="gr2" draw:text-style-name="P2" draw:layer="layout" svg:x1="9.635cm" svg:y1="16.635cm" svg:x2="17.635cm" svg:y2="16.635cm">
          <text:p/>
        </draw:line>
        <draw:line draw:style-name="gr2" draw:text-style-name="P2" draw:layer="layout" svg:x1="9.635cm" svg:y1="17.635cm" svg:x2="17.635cm" svg:y2="17.635cm">
          <text:p/>
        </draw:line>
        <draw:line draw:style-name="gr2" draw:text-style-name="P2" draw:layer="layout" svg:x1="10.635cm" svg:y1="9.635cm" svg:x2="10.635cm" svg:y2="17.635cm">
          <text:p/>
        </draw:line>
        <draw:line draw:style-name="gr2" draw:text-style-name="P2" draw:layer="layout" svg:x1="11.635cm" svg:y1="9.635cm" svg:x2="11.635cm" svg:y2="17.635cm">
          <text:p/>
        </draw:line>
        <draw:line draw:style-name="gr2" draw:text-style-name="P2" draw:layer="layout" svg:x1="12.635cm" svg:y1="9.635cm" svg:x2="12.635cm" svg:y2="17.635cm">
          <text:p/>
        </draw:line>
        <draw:line draw:style-name="gr2" draw:text-style-name="P2" draw:layer="layout" svg:x1="13.635cm" svg:y1="9.635cm" svg:x2="13.635cm" svg:y2="17.635cm">
          <text:p/>
        </draw:line>
        <draw:line draw:style-name="gr2" draw:text-style-name="P2" draw:layer="layout" svg:x1="14.635cm" svg:y1="9.635cm" svg:x2="14.635cm" svg:y2="17.635cm">
          <text:p/>
        </draw:line>
        <draw:line draw:style-name="gr2" draw:text-style-name="P2" draw:layer="layout" svg:x1="15.635cm" svg:y1="9.635cm" svg:x2="15.635cm" svg:y2="17.635cm">
          <text:p/>
        </draw:line>
        <draw:line draw:style-name="gr2" draw:text-style-name="P2" draw:layer="layout" svg:x1="16.635cm" svg:y1="9.635cm" svg:x2="16.635cm" svg:y2="17.635cm">
          <text:p/>
        </draw:line>
        <draw:line draw:style-name="gr2" draw:text-style-name="P2" draw:layer="layout" svg:x1="17.635cm" svg:y1="9.635cm" svg:x2="17.635cm" svg:y2="17.635cm">
          <text:p/>
        </draw:line>
        <draw:custom-shape draw:style-name="gr1" draw:text-style-name="P1" draw:layer="layout" svg:width="7.989cm" svg:height="8cm" draw:transform="skewX (-0.0010471975511966) translate (0.635cm 18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35cm" svg:y1="19.635cm" svg:x2="8.635cm" svg:y2="19.635cm">
          <text:p/>
        </draw:line>
        <draw:line draw:style-name="gr2" draw:text-style-name="P2" draw:layer="layout" svg:x1="0.635cm" svg:y1="20.635cm" svg:x2="8.635cm" svg:y2="20.635cm">
          <text:p/>
        </draw:line>
        <draw:line draw:style-name="gr2" draw:text-style-name="P2" draw:layer="layout" svg:x1="0.635cm" svg:y1="21.635cm" svg:x2="8.635cm" svg:y2="21.635cm">
          <text:p/>
        </draw:line>
        <draw:line draw:style-name="gr2" draw:text-style-name="P2" draw:layer="layout" svg:x1="0.635cm" svg:y1="22.635cm" svg:x2="8.635cm" svg:y2="22.635cm">
          <text:p/>
        </draw:line>
        <draw:line draw:style-name="gr2" draw:text-style-name="P2" draw:layer="layout" svg:x1="0.635cm" svg:y1="23.635cm" svg:x2="8.635cm" svg:y2="23.635cm">
          <text:p/>
        </draw:line>
        <draw:line draw:style-name="gr2" draw:text-style-name="P2" draw:layer="layout" svg:x1="0.635cm" svg:y1="24.635cm" svg:x2="8.635cm" svg:y2="24.635cm">
          <text:p/>
        </draw:line>
        <draw:line draw:style-name="gr2" draw:text-style-name="P2" draw:layer="layout" svg:x1="0.635cm" svg:y1="25.635cm" svg:x2="8.635cm" svg:y2="25.635cm">
          <text:p/>
        </draw:line>
        <draw:line draw:style-name="gr2" draw:text-style-name="P2" draw:layer="layout" svg:x1="0.635cm" svg:y1="26.635cm" svg:x2="8.635cm" svg:y2="26.635cm">
          <text:p/>
        </draw:line>
        <draw:line draw:style-name="gr2" draw:text-style-name="P2" draw:layer="layout" svg:x1="1.635cm" svg:y1="18.635cm" svg:x2="1.635cm" svg:y2="26.635cm">
          <text:p/>
        </draw:line>
        <draw:line draw:style-name="gr2" draw:text-style-name="P2" draw:layer="layout" svg:x1="2.635cm" svg:y1="18.635cm" svg:x2="2.635cm" svg:y2="26.635cm">
          <text:p/>
        </draw:line>
        <draw:line draw:style-name="gr2" draw:text-style-name="P2" draw:layer="layout" svg:x1="3.635cm" svg:y1="18.635cm" svg:x2="3.635cm" svg:y2="26.635cm">
          <text:p/>
        </draw:line>
        <draw:line draw:style-name="gr2" draw:text-style-name="P2" draw:layer="layout" svg:x1="4.635cm" svg:y1="18.635cm" svg:x2="4.635cm" svg:y2="26.635cm">
          <text:p/>
        </draw:line>
        <draw:line draw:style-name="gr2" draw:text-style-name="P2" draw:layer="layout" svg:x1="5.635cm" svg:y1="18.635cm" svg:x2="5.635cm" svg:y2="26.635cm">
          <text:p/>
        </draw:line>
        <draw:line draw:style-name="gr2" draw:text-style-name="P2" draw:layer="layout" svg:x1="6.635cm" svg:y1="18.635cm" svg:x2="6.635cm" svg:y2="26.635cm">
          <text:p/>
        </draw:line>
        <draw:line draw:style-name="gr2" draw:text-style-name="P2" draw:layer="layout" svg:x1="7.635cm" svg:y1="18.635cm" svg:x2="7.635cm" svg:y2="26.635cm">
          <text:p/>
        </draw:line>
        <draw:line draw:style-name="gr2" draw:text-style-name="P2" draw:layer="layout" svg:x1="8.635cm" svg:y1="18.635cm" svg:x2="8.635cm" svg:y2="26.635cm">
          <text:p/>
        </draw:line>
        <draw:custom-shape draw:style-name="gr1" draw:text-style-name="P1" draw:layer="layout" svg:width="7.989cm" svg:height="8cm" draw:transform="skewX (-0.0010471975511966) translate (9.635cm 18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.635cm" svg:y1="19.635cm" svg:x2="17.635cm" svg:y2="19.635cm">
          <text:p/>
        </draw:line>
        <draw:line draw:style-name="gr2" draw:text-style-name="P2" draw:layer="layout" svg:x1="9.635cm" svg:y1="20.635cm" svg:x2="17.635cm" svg:y2="20.635cm">
          <text:p/>
        </draw:line>
        <draw:line draw:style-name="gr2" draw:text-style-name="P2" draw:layer="layout" svg:x1="9.635cm" svg:y1="21.635cm" svg:x2="17.635cm" svg:y2="21.635cm">
          <text:p/>
        </draw:line>
        <draw:line draw:style-name="gr2" draw:text-style-name="P2" draw:layer="layout" svg:x1="9.635cm" svg:y1="22.635cm" svg:x2="17.635cm" svg:y2="22.635cm">
          <text:p/>
        </draw:line>
        <draw:line draw:style-name="gr2" draw:text-style-name="P2" draw:layer="layout" svg:x1="9.635cm" svg:y1="23.635cm" svg:x2="17.635cm" svg:y2="23.635cm">
          <text:p/>
        </draw:line>
        <draw:line draw:style-name="gr2" draw:text-style-name="P2" draw:layer="layout" svg:x1="9.635cm" svg:y1="24.635cm" svg:x2="17.635cm" svg:y2="24.635cm">
          <text:p/>
        </draw:line>
        <draw:line draw:style-name="gr2" draw:text-style-name="P2" draw:layer="layout" svg:x1="9.635cm" svg:y1="25.635cm" svg:x2="17.635cm" svg:y2="25.635cm">
          <text:p/>
        </draw:line>
        <draw:line draw:style-name="gr2" draw:text-style-name="P2" draw:layer="layout" svg:x1="9.635cm" svg:y1="26.635cm" svg:x2="17.635cm" svg:y2="26.635cm">
          <text:p/>
        </draw:line>
        <draw:line draw:style-name="gr2" draw:text-style-name="P2" draw:layer="layout" svg:x1="10.635cm" svg:y1="18.635cm" svg:x2="10.635cm" svg:y2="26.635cm">
          <text:p/>
        </draw:line>
        <draw:line draw:style-name="gr2" draw:text-style-name="P2" draw:layer="layout" svg:x1="11.635cm" svg:y1="18.635cm" svg:x2="11.635cm" svg:y2="26.635cm">
          <text:p/>
        </draw:line>
        <draw:line draw:style-name="gr2" draw:text-style-name="P2" draw:layer="layout" svg:x1="12.635cm" svg:y1="18.635cm" svg:x2="12.635cm" svg:y2="26.635cm">
          <text:p/>
        </draw:line>
        <draw:line draw:style-name="gr2" draw:text-style-name="P2" draw:layer="layout" svg:x1="13.635cm" svg:y1="18.635cm" svg:x2="13.635cm" svg:y2="26.635cm">
          <text:p/>
        </draw:line>
        <draw:line draw:style-name="gr2" draw:text-style-name="P2" draw:layer="layout" svg:x1="14.635cm" svg:y1="18.635cm" svg:x2="14.635cm" svg:y2="26.635cm">
          <text:p/>
        </draw:line>
        <draw:line draw:style-name="gr2" draw:text-style-name="P2" draw:layer="layout" svg:x1="15.635cm" svg:y1="18.635cm" svg:x2="15.635cm" svg:y2="26.635cm">
          <text:p/>
        </draw:line>
        <draw:line draw:style-name="gr2" draw:text-style-name="P2" draw:layer="layout" svg:x1="16.635cm" svg:y1="18.635cm" svg:x2="16.635cm" svg:y2="26.635cm">
          <text:p/>
        </draw:line>
        <draw:line draw:style-name="gr2" draw:text-style-name="P2" draw:layer="layout" svg:x1="17.635cm" svg:y1="18.635cm" svg:x2="17.635cm" svg:y2="26.6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6:48:19.737146938</meta:creation-date>
    <dc:date>2023-07-08T20:16:15.995866277</dc:date>
    <meta:editing-duration>PT55M58S</meta:editing-duration>
    <meta:editing-cycles>7</meta:editing-cycles>
    <meta:generator>LibreOffice/7.5.4.2$Linux_X86_64 LibreOffice_project/50$Build-2</meta:generator>
    <meta:print-date>2023-06-19T17:38:27.292524289</meta:print-date>
    <meta:document-statistic meta:object-count="102"/>
  </office:meta>
</office:document-meta>
</file>